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in"/>
    </style:style>
    <style:style style:name="co5" style:family="table-column">
      <style:table-column-properties fo:break-before="auto" style:column-width="4.0382in"/>
    </style:style>
    <style:style style:name="co6" style:family="table-column">
      <style:table-column-properties fo:break-before="auto" style:column-width="5.0925in"/>
    </style:style>
    <style:style style:name="co7" style:family="table-column">
      <style:table-column-properties fo:break-before="auto" style:column-width="1.8134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4854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ro3" style:family="table-row">
      <style:table-row-properties style:row-height="0.4717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7744in" fo:break-before="auto" style:use-optimal-row-height="true"/>
    </style:style>
    <style:style style:name="ro6" style:family="table-row">
      <style:table-row-properties style:row-height="0.9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number-columns-repeated="3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1"/>
        <table:table-column table:style-name="co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Generic trait parent</text:p>
          </table:table-cell>
          <table:table-cell table:style-name="ce1" office:value-type="string">
            <text:p>Trait absent parent(s)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9" office:value-type="string">
            <text:p>Ignore</text:p>
          </table:table-cell>
          <table:table-cell table:style-name="ce9" office:value-type="string">
            <text:p>Notes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40</text:p>
          </table:table-cell>
          <table:table-cell office:value-type="string">
            <text:p>plant structures absent</text:p>
          </table:table-cell>
          <table:table-cell office:value-type="string">
            <text:p>'plant structure presence'</text:p>
          </table:table-cell>
          <table:table-cell/>
          <table:table-cell table:formula="of:=IF([.E2]=&quot;&quot;; [.D2]; CONCATENATE([.D2]; &quot;; &quot;; [.E2]))" office:value-type="string" office:string-value="'plant structure presence'">
            <text:p>'plant structure presence'</text:p>
          </table:table-cell>
          <table:table-cell table:style-name="ce6" office:value-type="string">
            <text:p>A {plant structure presence} trait that is a {quality of} a {whole plant} that does not have any of some {plant structure}.</text:p>
          </table:table-cell>
          <table:table-cell table:style-name="ce6"/>
          <table:table-cell/>
          <table:table-cell table:style-name="ce10" office:value-type="string">
            <text:p>Y</text:p>
          </table:table-cell>
          <table:table-cell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3041</text:p>
          </table:table-cell>
          <table:table-cell office:value-type="string">
            <text:p>abscised plant structures absent</text:p>
          </table:table-cell>
          <table:table-cell office:value-type="string">
            <text:p>'abscised plant structure presence'</text:p>
          </table:table-cell>
          <table:table-cell/>
          <table:table-cell table:formula="of:=IF([.E3]=&quot;&quot;; [.D3]; CONCATENATE([.D3]; &quot;; &quot;; [.E3]))" office:value-type="string" office:string-value="'abscised plant structure presence'">
            <text:p>'abscised plant structure presence'</text:p>
          </table:table-cell>
          <table:table-cell table:style-name="ce6" office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6"/>
          <table:table-cell table:number-columns-repeated="3"/>
        </table:table-row>
        <table:table-row table:style-name="ro4">
          <table:table-cell table:number-columns-repeated="6"/>
          <table:table-cell table:style-name="ce6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2</text:p>
          </table:table-cell>
          <table:table-cell office:value-type="string">
            <text:p>leaves absent</text:p>
          </table:table-cell>
          <table:table-cell office:value-type="string">
            <text:p>'leaf presence'</text:p>
          </table:table-cell>
          <table:table-cell table:style-name="ce4" office:value-type="string">
            <text:p>'non-senescing leaves absent';</text:p>
            <text:p>'senescent leaves absent'</text:p>
          </table:table-cell>
          <table:table-cell table:formula="of:=IF([.E5]=&quot;&quot;; [.D5]; CONCATENATE([.D5]; &quot;; &quot;; [.E5]))" office:value-type="string" office:string-value="'leaf presence'; 'non-senescing leaves absent';&#10;'senescent leaves absent'">
            <text:p>'leaf presence'; 'non-senescing leaves absent';<text:line-break/>'senescent leaves absent'</text:p>
          </table:table-cell>
          <table:table-cell table:style-name="ce6" office:value-type="string">
            <text:p>A {leaf presence} trait that is a {quality of} a {whole plant} that does not have a {true leaf}.</text:p>
          </table:table-cell>
          <table:table-cell table:style-name="ce6" table:formula="of:=CONCATENATE([.D5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leaf presence' AND 'has quality measurement' SOME (&#10;    'measurement datum' AND (&#10;        ('upper count' VALUE 0) OR ('upper percent' VALUE 0.0f)&#10;    )&#10;) ">
            <text:p>'leaf presence' AND 'has quality measurement' SOME (<text:line-break/> <text:s text:c="3"/>'measurement datum' AND (<text:line-break/> <text:s text:c="7"/>('upper count' VALUE 0) OR ('upper percent' VALUE 0.0f)<text:line-break/> <text:s text:c="3"/>)<text:line-break/>) 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5</text:p>
          </table:table-cell>
          <table:table-cell office:value-type="string">
            <text:p>non-senescing leaves absent</text:p>
          </table:table-cell>
          <table:table-cell table:style-name="ce4" office:value-type="string">
            <text:p>'non-senescing leaf presence'</text:p>
          </table:table-cell>
          <table:table-cell table:style-name="ce4" office:value-type="string">
            <text:p>'expanding leaves absent';</text:p>
            <text:p>'mature leaves absent'</text:p>
          </table:table-cell>
          <table:table-cell table:formula="of:=IF([.E6]=&quot;&quot;; [.D6]; CONCATENATE([.D6]; &quot;; &quot;; [.E6]))" office:value-type="string" office:string-value="'non-senescing leaf presence'; 'expanding leaves absent';&#10;'mature leaves absent'">
            <text:p>'non-senescing leaf presence'; 'expanding leaves absent';<text:line-break/>'mature leaves absent'</text:p>
          </table:table-cell>
          <table:table-cell table:style-name="ce6" office:value-type="string">
            <text:p>An {expanding leaf presence} trait that is a {quality of} a {whole plant} that does not have a {true leaf} in the {vascular leaf expansion stage} or {vascular leaf post-expansion stage}.</text:p>
          </table:table-cell>
          <table:table-cell table:style-name="ce6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senescing leaf presence' AND 'has quality measurement' SOME (&#10;    'measurement datum' AND (&#10;        ('upper count' VALUE 0) OR ('upper percent' VALUE 0.0f)&#10;    )&#10;)">
            <text:p>'non-senesc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3</text:p>
          </table:table-cell>
          <table:table-cell office:value-type="string">
            <text:p>expanding leaves absent</text:p>
          </table:table-cell>
          <table:table-cell office:value-type="string">
            <text:p>'expanding leaf presence'</text:p>
          </table:table-cell>
          <table:table-cell/>
          <table:table-cell table:formula="of:=IF([.E7]=&quot;&quot;; [.D7]; CONCATENATE([.D7]; &quot;; &quot;; [.E7]))" office:value-type="string" office:string-value="'expanding leaf presence'">
            <text:p>'expanding leaf presence'</text:p>
          </table:table-cell>
          <table:table-cell table:style-name="ce6" office:value-type="string">
            <text:p>An {expanding leaf presence} trait that is a {quality of} a {whole plant} that does not have a {true leaf} in the {vascular leaf expansion stage}.</text:p>
          </table:table-cell>
          <table:table-cell table:style-name="ce6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expanding leaf presence' AND 'has quality measurement' SOME (&#10;    'measurement datum' AND (&#10;        ('upper count' VALUE 0) OR ('upper percent' VALUE 0.0f)&#10;    )&#10;)">
            <text:p>'expanding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4</text:p>
          </table:table-cell>
          <table:table-cell office:value-type="string">
            <text:p>mature leaves absent</text:p>
          </table:table-cell>
          <table:table-cell office:value-type="string">
            <text:p>'mature leaf presence'</text:p>
          </table:table-cell>
          <table:table-cell/>
          <table:table-cell table:formula="of:=IF([.E8]=&quot;&quot;; [.D8]; CONCATENATE([.D8]; &quot;; &quot;; [.E8]))" office:value-type="string" office:string-value="'mature leaf presence'">
            <text:p>'mature leaf presence'</text:p>
          </table:table-cell>
          <table:table-cell table:style-name="ce6" office:value-type="string">
            <text:p>A {mature leaf presence} trait that is a {quality of} a {whole plant} that does not have a {true leaf} in the {vascular leaf post-expansion stage}.</text:p>
          </table:table-cell>
          <table:table-cell table:style-name="ce6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mature leaf presence' AND 'has quality measurement' SOME (&#10;    'measurement datum' AND (&#10;        ('upper count' VALUE 0) OR ('upper percent' VALUE 0.0f)&#10;    )&#10;)">
            <text:p>'mature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5</text:p>
          </table:table-cell>
          <table:table-cell office:value-type="string">
            <text:p>senescent leaves absent</text:p>
          </table:table-cell>
          <table:table-cell office:value-type="string">
            <text:p>'senescent leaf presence'</text:p>
          </table:table-cell>
          <table:table-cell/>
          <table:table-cell table:formula="of:=IF([.E9]=&quot;&quot;; [.D9]; CONCATENATE([.D9]; &quot;; &quot;; [.E9]))" office:value-type="string" office:string-value="'senescent leaf presence'">
            <text:p>'senescent leaf presence'</text:p>
          </table:table-cell>
          <table:table-cell table:style-name="ce6" office:value-type="string">
            <text:p>A {senescent leaf presence} trait that is a {quality of} a {whole plant} that does not have a {true leaf} in the {vascular leaf senescent stage}.</text:p>
          </table:table-cell>
          <table:table-cell table:style-name="ce6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nescent leaf presence' AND 'has quality measurement' SOME (&#10;    'measurement datum' AND (&#10;        ('upper count' VALUE 0) OR ('upper percent' VALUE 0.0f)&#10;    )&#10;)">
            <text:p>'senescent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6</text:p>
          </table:table-cell>
          <table:table-cell office:value-type="string">
            <text:p>breaking buds absent</text:p>
          </table:table-cell>
          <table:table-cell office:value-type="string">
            <text:p>'breaking bud presence'</text:p>
          </table:table-cell>
          <table:table-cell/>
          <table:table-cell table:formula="of:=IF([.E10]=&quot;&quot;; [.D10]; CONCATENATE([.D10]; &quot;; &quot;; [.E10]))" office:value-type="string" office:string-value="'breaking bud presence'">
            <text:p>'breaking bud presence'</text:p>
          </table:table-cell>
          <table:table-cell table:style-name="ce6" office:value-type="string">
            <text:p>A {breaking bud presence} trait that is a {quality of} a {whole plant} that does not have a {vegetative bud} in the {bud burst stage}.</text:p>
          </table:table-cell>
          <table:table-cell table:style-name="ce6" table:formula="of:=CONCATENATE([.D1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bud presence' AND 'has quality measurement' SOME (&#10;    'measurement datum' AND (&#10;        ('upper count' VALUE 0) OR ('upper percent' VALUE 0.0f)&#10;    )&#10;)">
            <text:p>'breaking bu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7</text:p>
          </table:table-cell>
          <table:table-cell office:value-type="string">
            <text:p>abscised leaves absent</text:p>
          </table:table-cell>
          <table:table-cell office:value-type="string">
            <text:p>'abscised leaf presence'</text:p>
          </table:table-cell>
          <table:table-cell/>
          <table:table-cell table:formula="of:=IF([.E11]=&quot;&quot;; [.D11]; CONCATENATE([.D11]; &quot;; &quot;; [.E11]))" office:value-type="string" office:string-value="'abscised leaf presence'">
            <text:p>'abscised leaf presence'</text:p>
          </table:table-cell>
          <table:table-cell table:style-name="ce6" office:value-type="string">
            <text:p>An {abscised leaf presence} trait that is a {quality of} a {whole plant} from which a {true leaf} has not been abscised.</text:p>
          </table:table-cell>
          <table:table-cell table:style-name="ce6" table:formula="of:=CONCATENATE([.D1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>
            <text:p>'abscised leaf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48</text:p>
          </table:table-cell>
          <table:table-cell office:value-type="string">
            <text:p>new above-ground shoot-borne shoot systems absent</text:p>
          </table:table-cell>
          <table:table-cell office:value-type="string">
            <text:p>'new above-ground shoot-borne shoot system presence'</text:p>
          </table:table-cell>
          <table:table-cell/>
          <table:table-cell table:formula="of:=IF([.E12]=&quot;&quot;; [.D12]; CONCATENATE([.D12]; &quot;; &quot;; [.E12]))" office:value-type="string" office:string-value="'new above-ground shoot-borne shoot system presence'">
            <text:p>'new above-ground shoot-borne shoot system presence'</text:p>
          </table:table-cell>
          <table:table-cell table:style-name="ce6" office:value-type="string">
            <text:p>A {new above-ground shoot-borne shoot system presence} trait that is a {quality of} a {whole plant} that does not have a {new above-ground shoot-borne shoot system}.</text:p>
          </table:table-cell>
          <table:table-cell table:style-name="ce6" table:formula="of:=CONCATENATE([.D1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ew above-ground shoot-borne shoot system presence' AND 'has quality measurement' SOME (&#10;    'measurement datum' AND (&#10;        ('upper count' VALUE 0) OR ('upper percent' VALUE 0.0f)&#10;    )&#10;)">
            <text:p>'new above-ground shoot-borne shoot system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style-name="ce6"/>
          <table:table-cell table:number-columns-repeated="2"/>
        </table:table-row>
        <table:table-row table:style-name="ro4">
          <table:table-cell table:number-columns-repeated="6"/>
          <table:table-cell table:style-name="ce6" table:number-columns-repeated="3"/>
          <table:table-cell table:number-columns-repeated="2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49</text:p>
          </table:table-cell>
          <table:table-cell office:value-type="string">
            <text:p>reproductive structures absent</text:p>
          </table:table-cell>
          <table:table-cell office:value-type="string">
            <text:p>'reproductive structure presence'</text:p>
          </table:table-cell>
          <table:table-cell office:value-type="string">
            <text:p>'flowers absent'; 'fruits absent'; 'cones absent'</text:p>
          </table:table-cell>
          <table:table-cell table:formula="of:=IF([.E14]=&quot;&quot;; [.D14]; CONCATENATE([.D14]; &quot;; &quot;; [.E14]))" office:value-type="string" office:string-value="'reproductive structure presence'; 'flowers absent'; 'fruits absent'; 'cones absent'">
            <text:p>'reproductive structure presence'; 'flowers absent'; 'fruits absent'; 'cones absent'</text:p>
          </table:table-cell>
          <table:table-cell table:style-name="ce6" office:value-type="string">
            <text:p>A {reproductive structure presence} trait that is a {quality of} a {whole plant} that does not have a reproductive structure (i.e., a {flower bud}, {fresh flower}, {fresh inflorescence}, {fruit}, or cone {$strobilus}).</text:p>
          </table:table-cell>
          <table:table-cell table:style-name="ce8" table:formula="of:=CONCATENATE([.D1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>
            <text:p>'reproductive structur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6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0</text:p>
          </table:table-cell>
          <table:table-cell office:value-type="string">
            <text:p>flowers absent</text:p>
          </table:table-cell>
          <table:table-cell office:value-type="string">
            <text:p>'flower presence'</text:p>
          </table:table-cell>
          <table:table-cell office:value-type="string">
            <text:p>'flower heads absent';</text:p>
            <text:p>'open flowers absent'</text:p>
          </table:table-cell>
          <table:table-cell table:formula="of:=IF([.E16]=&quot;&quot;; [.D16]; CONCATENATE([.D16]; &quot;; &quot;; [.E16]))" office:value-type="string" office:string-value="'flower presence'; 'flower heads absent';&#10;'open flowers absent'">
            <text:p>'flower presence'; 'flower heads absent';<text:line-break/>'open flowers absent'</text:p>
          </table:table-cell>
          <table:table-cell table:style-name="ce6" office:value-type="string">
            <text:p>A {flower presence} trait that is a {quality of} a {whole plant} that does not have a {flower bud}, {fresh flower}, and/or {fresh inflorescence}.</text:p>
          </table:table-cell>
          <table:table-cell table:style-name="ce6" table:formula="of:=CONCATENATE([.D1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>
            <text:p>'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1</text:p>
          </table:table-cell>
          <table:table-cell office:value-type="string">
            <text:p>flower heads absent</text:p>
          </table:table-cell>
          <table:table-cell office:value-type="string">
            <text:p>'flower head presence'</text:p>
          </table:table-cell>
          <table:table-cell/>
          <table:table-cell table:formula="of:=IF([.E17]=&quot;&quot;; [.D17]; CONCATENATE([.D17]; &quot;; &quot;; [.E17]))" office:value-type="string" office:string-value="'flower head presence'">
            <text:p>'flower head presence'</text:p>
          </table:table-cell>
          <table:table-cell table:style-name="ce6" office:value-type="string">
            <text:p>A {flower head presence} trait that is a {quality of} a {whole plant} that does not have a {fresh inflorescence}.</text:p>
          </table:table-cell>
          <table:table-cell table:style-name="ce6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>
            <text:p>'flower hea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2</text:p>
          </table:table-cell>
          <table:table-cell office:value-type="string">
            <text:p>open flowers absent</text:p>
          </table:table-cell>
          <table:table-cell office:value-type="string">
            <text:p>'open flower presence'</text:p>
          </table:table-cell>
          <table:table-cell office:value-type="string">
            <text:p>'pollen-releasing flowers absent'</text:p>
          </table:table-cell>
          <table:table-cell table:formula="of:=IF([.E18]=&quot;&quot;; [.D18]; CONCATENATE([.D18]; &quot;; &quot;; [.E18]))" office:value-type="string" office:string-value="'open flower presence'; 'pollen-releasing flowers absent'">
            <text:p>'open flower presence'; 'pollen-releasing flowers absent'</text:p>
          </table:table-cell>
          <table:table-cell table:style-name="ce6" office:value-type="string">
            <text:p>An {open flower presence} trait that is a {quality of} a {whole plant} that does not have a {flower} in the {open flower stage}.</text:p>
          </table:table-cell>
          <table:table-cell table:style-name="ce6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>
            <text:p>'open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3</text:p>
          </table:table-cell>
          <table:table-cell office:value-type="string">
            <text:p>pollen-releasing flowers absent</text:p>
          </table:table-cell>
          <table:table-cell office:value-type="string">
            <text:p>'pollen-releasing flower presence'</text:p>
          </table:table-cell>
          <table:table-cell/>
          <table:table-cell table:formula="of:=IF([.E19]=&quot;&quot;; [.D19]; CONCATENATE([.D19]; &quot;; &quot;; [.E19]))" office:value-type="string" office:string-value="'pollen-releasing flower presence'">
            <text:p>'pollen-releasing flower presence'</text:p>
          </table:table-cell>
          <table:table-cell table:style-name="ce6" office:value-type="string">
            <text:p>A {pollen-releasing flower presence} trait that is a {quality of} a {whole plant} that does not have a {flower} in the {pollen-releasing flower stage}.</text:p>
          </table:table-cell>
          <table:table-cell table:style-name="ce6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>
            <text:p>'pollen-releasing flower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4</text:p>
          </table:table-cell>
          <table:table-cell office:value-type="string">
            <text:p>fruits absent</text:p>
          </table:table-cell>
          <table:table-cell office:value-type="string">
            <text:p>'fruit presence'</text:p>
          </table:table-cell>
          <table:table-cell table:style-name="ce4" office:value-type="string">
            <text:p>'ripening fruits absent'; 'ripe fruits absent'</text:p>
          </table:table-cell>
          <table:table-cell table:formula="of:=IF([.E20]=&quot;&quot;; [.D20]; CONCATENATE([.D20]; &quot;; &quot;; [.E20]))" office:value-type="string" office:string-value="'fruit presence'; 'ripening fruits absent'; 'ripe fruits absent'">
            <text:p>'fruit presence'; 'ripening fruits absent'; 'ripe fruits absent'</text:p>
          </table:table-cell>
          <table:table-cell table:style-name="ce6" office:value-type="string">
            <text:p>A {fruit presence} trait that is a {quality of} a {whole plant} that does not have a {fruit}.</text:p>
          </table:table-cell>
          <table:table-cell table:style-name="ce6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>
            <text:p>'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5</text:p>
          </table:table-cell>
          <table:table-cell office:value-type="string">
            <text:p>ripening fruits absent</text:p>
          </table:table-cell>
          <table:table-cell office:value-type="string">
            <text:p>'ripening fruit presence'</text:p>
          </table:table-cell>
          <table:table-cell table:style-name="ce5" office:value-type="string">
            <text:p>'ripe fruits absent'</text:p>
          </table:table-cell>
          <table:table-cell table:formula="of:=IF([.E21]=&quot;&quot;; [.D21]; CONCATENATE([.D21]; &quot;; &quot;; [.E21]))" office:value-type="string" office:string-value="'ripening fruit presence'; 'ripe fruits absent'">
            <text:p>'ripening fruit presence'; 'ripe fruits absent'</text:p>
          </table:table-cell>
          <table:table-cell table:style-name="ce6" office:value-type="string">
            <text:p>A {ripening fruit presence} trait that is a {quality of} a {whole plant} that does not have a {ripening fruit}.</text:p>
          </table:table-cell>
          <table:table-cell table:style-name="ce6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>
            <text:p>'ripening 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6</text:p>
          </table:table-cell>
          <table:table-cell office:value-type="string">
            <text:p>ripe fruits absent</text:p>
          </table:table-cell>
          <table:table-cell table:style-name="ce4" office:value-type="string">
            <text:p>'ripe fruit presence'</text:p>
          </table:table-cell>
          <table:table-cell/>
          <table:table-cell table:formula="of:=IF([.E22]=&quot;&quot;; [.D22]; CONCATENATE([.D22]; &quot;; &quot;; [.E22]))" office:value-type="string" office:string-value="'ripe fruit presence'">
            <text:p>'ripe fruit presence'</text:p>
          </table:table-cell>
          <table:table-cell table:style-name="ce6" office:value-type="string">
            <text:p>A {ripe fruit presence} trait that is a {quality of} a {whole plant} that does not have a {ripe fruit}.</text:p>
          </table:table-cell>
          <table:table-cell table:style-name="ce6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fruit presence' AND 'has quality measurement' SOME (&#10;    'measurement datum' AND (&#10;        ('upper count' VALUE 0) OR ('upper percent' VALUE 0.0f)&#10;    )&#10;)">
            <text:p>'ripe fruit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6</text:p>
          </table:table-cell>
          <table:table-cell office:value-type="string">
            <text:p>abscised fruits or seeds absent</text:p>
          </table:table-cell>
          <table:table-cell office:value-type="string">
            <text:p>'abscised fruit or seed presence'</text:p>
          </table:table-cell>
          <table:table-cell/>
          <table:table-cell table:formula="of:=IF([.E23]=&quot;&quot;; [.D23]; CONCATENATE([.D23]; &quot;; &quot;; [.E23]))" office:value-type="string" office:string-value="'abscised fruit or seed presence'">
            <text:p>'abscised fruit or seed presence'</text:p>
          </table:table-cell>
          <table:table-cell table:style-name="ce6" office:value-type="string">
            <text:p>An {abscised fruit or seed presence} trait that is a {quality of} a {whole plant} from which no {ripening fruit} have been abscised or removed by an herbivore or that does not have a {ripening fruit} that has abscised at least one {mature seed}.</text:p>
          </table:table-cell>
          <table:table-cell table:style-name="ce6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>
            <text:p>'abscised fruit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4">
          <table:table-cell table:number-columns-repeated="6"/>
          <table:table-cell table:style-name="ce7" table:number-columns-repeated="2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7</text:p>
          </table:table-cell>
          <table:table-cell office:value-type="string">
            <text:p>cones absent</text:p>
          </table:table-cell>
          <table:table-cell office:value-type="string">
            <text:p>'cone presence'</text:p>
          </table:table-cell>
          <table:table-cell office:value-type="string">
            <text:p>'pollen cones absent';</text:p>
            <text:p>'seed cones absent'</text:p>
          </table:table-cell>
          <table:table-cell table:formula="of:=IF([.E25]=&quot;&quot;; [.D25]; CONCATENATE([.D25]; &quot;; &quot;; [.E25]))" office:value-type="string" office:string-value="'cone presence'; 'pollen cones absent';&#10;'seed cones absent'">
            <text:p>'cone presence'; 'pollen cones absent';<text:line-break/>'seed cones absent'</text:p>
          </table:table-cell>
          <table:table-cell table:style-name="ce6" office:value-type="string">
            <text:p>A {cone presence} trait that is a {quality of} a {whole plant} that does not have a {strobilus}.</text:p>
          </table:table-cell>
          <table:table-cell table:style-name="ce8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>
            <text:p>'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8</text:p>
          </table:table-cell>
          <table:table-cell office:value-type="string">
            <text:p>pollen cones absent</text:p>
          </table:table-cell>
          <table:table-cell office:value-type="string">
            <text:p>'pollen cone presence'</text:p>
          </table:table-cell>
          <table:table-cell office:value-type="string">
            <text:p>'open pollen cones absent'</text:p>
          </table:table-cell>
          <table:table-cell table:formula="of:=IF([.E26]=&quot;&quot;; [.D26]; CONCATENATE([.D26]; &quot;; &quot;; [.E26]))" office:value-type="string" office:string-value="'pollen cone presence'; 'open pollen cones absent'">
            <text:p>'pollen cone presence'; 'open pollen cones absent'</text:p>
          </table:table-cell>
          <table:table-cell table:style-name="ce6" office:value-type="string">
            <text:p>A {pollen cone presence} trait that is a {quality of} a {whole plant} that does not have a fresh male/pollen cone ({fresh microsporangiate strobilus}).</text:p>
          </table:table-cell>
          <table:table-cell table:style-name="ce8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>
            <text:p>'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59</text:p>
          </table:table-cell>
          <table:table-cell office:value-type="string">
            <text:p>open pollen cones absent</text:p>
          </table:table-cell>
          <table:table-cell office:value-type="string">
            <text:p>'open pollen cone presence'</text:p>
          </table:table-cell>
          <table:table-cell office:value-type="string">
            <text:p>'pollen-releasing pollen cones absent'</text:p>
          </table:table-cell>
          <table:table-cell table:formula="of:=IF([.E27]=&quot;&quot;; [.D27]; CONCATENATE([.D27]; &quot;; &quot;; [.E27]))" office:value-type="string" office:string-value="'open pollen cone presence'; 'pollen-releasing pollen cones absent'">
            <text:p>'open pollen cone presence'; 'pollen-releasing pollen cones absent'</text:p>
          </table:table-cell>
          <table:table-cell table:style-name="ce6" office:value-type="string">
            <text:p>An {open pollen cone presence} trait that is a {quality of} a {whole plant} that does not have a fresh male/pollen cone ({fresh microsporangiate strobilus}) in the {open microsporangiate strobilus stage}.</text:p>
          </table:table-cell>
          <table:table-cell table:style-name="ce8" table:formula="of:=CONCATENATE([.D2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>
            <text:p>'open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0</text:p>
          </table:table-cell>
          <table:table-cell office:value-type="string">
            <text:p>pollen-releasing pollen cones absent</text:p>
          </table:table-cell>
          <table:table-cell office:value-type="string">
            <text:p>'pollen-releasing pollen cone presence'</text:p>
          </table:table-cell>
          <table:table-cell/>
          <table:table-cell table:formula="of:=IF([.E28]=&quot;&quot;; [.D28]; CONCATENATE([.D28]; &quot;; &quot;; [.E28]))" office:value-type="string" office:string-value="'pollen-releasing pollen cone presence'">
            <text:p>'pollen-releasing pollen cone presence'</text:p>
          </table:table-cell>
          <table:table-cell table:style-name="ce6" office:value-type="string">
            <text:p>A {pollen-releasing pollen cone presence} trait that is a {quality of} a {whole plant} that does not have a fresh male/pollen cone ({fresh microsporangiate strobilus}) in the {pollen-releasing strobilus stage}.</text:p>
          </table:table-cell>
          <table:table-cell table:style-name="ce8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>
            <text:p>'pollen-releasing pollen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1</text:p>
          </table:table-cell>
          <table:table-cell office:value-type="string">
            <text:p>seed cones absent</text:p>
          </table:table-cell>
          <table:table-cell office:value-type="string">
            <text:p>'seed cone presence'</text:p>
          </table:table-cell>
          <table:table-cell office:value-type="string">
            <text:p>'unripe seed cones absent';</text:p>
            <text:p>'ripening seed cones absent'</text:p>
          </table:table-cell>
          <table:table-cell table:formula="of:=IF([.E29]=&quot;&quot;; [.D29]; CONCATENATE([.D29]; &quot;; &quot;; [.E29]))" office:value-type="string" office:string-value="'seed cone presence'; 'unripe seed cones absent';&#10;'ripening seed cones absent'">
            <text:p>'seed cone presence'; 'unripe seed cones absent';<text:line-break/>'ripening seed cones absent'</text:p>
          </table:table-cell>
          <table:table-cell table:style-name="ce6" office:value-type="string">
            <text:p>A {seed cone presence} trait that is a {quality of} a {whole plant} that does not have a fresh female/seed cone ({fresh megasporangiate strobilus}).</text:p>
          </table:table-cell>
          <table:table-cell table:style-name="ce8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>
            <text:p>'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2</text:p>
          </table:table-cell>
          <table:table-cell office:value-type="string">
            <text:p>unripe seed cones absent</text:p>
          </table:table-cell>
          <table:table-cell office:value-type="string">
            <text:p>'unripe seed cone presence'</text:p>
          </table:table-cell>
          <table:table-cell/>
          <table:table-cell table:formula="of:=IF([.E30]=&quot;&quot;; [.D30]; CONCATENATE([.D30]; &quot;; &quot;; [.E30]))" office:value-type="string" office:string-value="'unripe seed cone presence'">
            <text:p>'unripe seed cone presence'</text:p>
          </table:table-cell>
          <table:table-cell table:style-name="ce6" office:value-type="string">
            <text:p>An {unripe seed cone presence} trait that is a {quality of} a {whole plant} that does not have an unripe female/seed cone ({unripe megasporangiate strobilus}).</text:p>
          </table:table-cell>
          <table:table-cell table:style-name="ce8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>
            <text:p>'unripe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3</text:p>
          </table:table-cell>
          <table:table-cell office:value-type="string">
            <text:p>ripening seed cones absent</text:p>
          </table:table-cell>
          <table:table-cell office:value-type="string">
            <text:p>'ripening seed cone presence'</text:p>
          </table:table-cell>
          <table:table-cell/>
          <table:table-cell table:formula="of:=IF([.E31]=&quot;&quot;; [.D31]; CONCATENATE([.D31]; &quot;; &quot;; [.E31]))" office:value-type="string" office:string-value="'ripening seed cone presence'">
            <text:p>'ripening seed cone presence'</text:p>
          </table:table-cell>
          <table:table-cell table:style-name="ce6" office:value-type="string">
            <text:p>A {ripening seed cone presence} trait that is a {quality of} a {whole plant} that does not have a ripening female/seed cone ({ripening megasporangiate strobilus}).</text:p>
          </table:table-cell>
          <table:table-cell table:style-name="ce8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>
            <text:p>'ripening seed cone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64</text:p>
          </table:table-cell>
          <table:table-cell office:value-type="string">
            <text:p>abscised cones or seeds absent</text:p>
          </table:table-cell>
          <table:table-cell office:value-type="string">
            <text:p>'abscised cone or seed presence'</text:p>
          </table:table-cell>
          <table:table-cell/>
          <table:table-cell table:formula="of:=IF([.E32]=&quot;&quot;; [.D32]; CONCATENATE([.D32]; &quot;; &quot;; [.E32]))" office:value-type="string" office:string-value="'abscised cone or seed presence'">
            <text:p>'abscised cone or seed presence'</text:p>
          </table:table-cell>
          <table:table-cell table:style-name="ce8" office:value-type="string">
            <text:p>An {abscised cone or seed presence} trait that is a {quality of} a {whole plant} from which a ripening female/seed cone ({ripening megasporangiate strobilus}) has not been abscised or removed by an herbivore or that does not have a ripening female/seed cone that has abscised at least one {mature seed}.</text:p>
          </table:table-cell>
          <table:table-cell table:style-name="ce8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>
            <text:p>'abscised cone or seed presence' AND 'has quality measurement' SOME (<text:line-break/> <text:s text:c="3"/>'measurement datum' AND (<text:line-break/> <text:s text:c="7"/>('upper count' VALUE 0) OR ('upper percent' VALUE 0.0f)<text:line-break/> <text:s text:c="3"/>)<text:line-break/>)</text:p>
          </table:table-cell>
          <table:table-cell table:number-columns-repeated="3"/>
        </table:table-row>
        <table:table-row table:style-name="ro5" table:number-rows-repeated="3">
          <table:table-cell table:number-columns-repeated="11"/>
        </table:table-row>
        <table:table-row table:style-name="ro5" table:number-rows-repeated="3">
          <table:table-cell table:style-name="Default" table:number-columns-repeated="9"/>
          <table:table-cell table:number-columns-repeated="2"/>
        </table:table-row>
        <table:table-row table:style-name="ro5" table:number-rows-repeated="1048537">
          <table:table-cell table:number-columns-repeated="11"/>
        </table:table-row>
        <table:table-row table:style-name="ro5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5:2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5:23:54</dc:date>
    <dc:creator>Ramona Walls</dc:creator>
    <meta:editing-duration>P7DT23H4M36S</meta:editing-duration>
    <meta:editing-cycles>89</meta:editing-cycles>
    <meta:generator>OpenOffice/4.1.3$Unix OpenOffice.org_project/413m1$Build-9783</meta:generator>
    <meta:document-statistic meta:table-count="1" meta:cell-count="226" meta:object-count="0"/>
  </office:meta>
</office:document-meta>
</file>